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6.717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057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5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84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ConsultarPlesbicito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despliega la lista de plebiscitos públicos activos</text:p>
          </table:table-cell>
        </table:table-row>
        <table:table-row table:style-name="ro3">
          <table:table-cell office:value-type="string">
            <text:p>Resultados esperados</text:p>
          </table:table-cell>
          <table:table-cell table:style-name="ce2" office:value-type="string">
            <text:p>Se despliega la lista de plebiscitos públicos activos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4">
          <table:table-cell table:style-name="ce1" office:value-type="string" table:number-columns-spanned="1" table:number-rows-spanned="2">
            <text:p>Resultados obtenidos</text:p>
          </table:table-cell>
          <table:table-cell table:style-name="ce3" office:value-type="string">
            <text:p>Se despliega la lista de plebiscitos públicos activos que contienen la hilera</text:p>
          </table:table-cell>
        </table:table-row>
        <table:table-row table:style-name="ro2">
          <table:covered-table-cell/>
          <table:table-cell/>
        </table:table-row>
        <table:table-row table:style-name="ro2">
          <table:table-cell table:style-name="ce1" office:value-type="string" table:number-columns-spanned="1" table:number-rows-spanned="2">
            <text:p>Resultados esperados</text:p>
          </table:table-cell>
          <table:table-cell table:style-name="ce3" office:value-type="string" table:number-columns-spanned="1" table:number-rows-spanned="2">
            <text:p>Se despliega la lista de plebiscitos públicos activos que contienen la hilera</text:p>
          </table:table-cell>
        </table:table-row>
        <table:table-row table:style-name="ro2">
          <table:covered-table-cell table:number-columns-repeated="2"/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 despliega la lista de plebiscitos públicos activos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despliega la lista de plebiscitos públicos inactiv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despliega la lista de plebiscitos públicos inactivos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2">
          <table:table-cell table:style-name="ce1" office:value-type="string" table:number-columns-spanned="1" table:number-rows-spanned="2">
            <text:p>Resultados obtenidos</text:p>
          </table:table-cell>
          <table:table-cell table:style-name="ce3" office:value-type="string" table:number-columns-spanned="1" table:number-rows-spanned="2">
            <text:p>Se despliega la lista de plebiscitos públicos inactivos que contienen la hilera</text:p>
          </table:table-cell>
        </table:table-row>
        <table:table-row table:style-name="ro2">
          <table:covered-table-cell table:number-columns-repeated="2"/>
        </table:table-row>
        <table:table-row table:style-name="ro2">
          <table:table-cell table:style-name="ce1" office:value-type="string" table:number-columns-spanned="1" table:number-rows-spanned="2">
            <text:p>Resultados esperados</text:p>
          </table:table-cell>
          <table:table-cell table:style-name="ce3" office:value-type="string" table:number-columns-spanned="1" table:number-rows-spanned="2">
            <text:p>Se despliega la lista de plebiscitos públicos inactivos que contienen la hilera</text:p>
          </table:table-cell>
        </table:table-row>
        <table:table-row table:style-name="ro2">
          <table:covered-table-cell/>
          <table:covered-table-cell table:style-name="ce4"/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5">
          <table:table-cell office:value-type="string">
            <text:p>Resultados obtenidos</text:p>
          </table:table-cell>
          <table:table-cell table:style-name="ce2" office:value-type="string">
            <text:p>Se despliega la lista de plebiscitos públicos activos con el usuario no empadronado</text:p>
          </table:table-cell>
        </table:table-row>
        <table:table-row table:style-name="ro6">
          <table:table-cell office:value-type="string">
            <text:p>Resultados esperados</text:p>
          </table:table-cell>
          <table:table-cell table:style-name="ce2" office:value-type="string">
            <text:p>Se despliega la lista de plebiscitos públicos activos con el usuario no empadronado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7">
          <table:table-cell office:value-type="string">
            <text:p>Resultados obtenidos</text:p>
          </table:table-cell>
          <table:table-cell table:style-name="ce2" office:value-type="string">
            <text:p>Se despliega la lista de plebiscitos públicos activos que contienen la hilera con el usuario no empadronado</text:p>
          </table:table-cell>
        </table:table-row>
        <table:table-row table:style-name="ro7">
          <table:table-cell office:value-type="string">
            <text:p>Resultados esperados</text:p>
          </table:table-cell>
          <table:table-cell table:style-name="ce2" office:value-type="string">
            <text:p>Se despliega la lista de plebiscitos públicos activos que contienen la hilera con el usuario no empadronado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 despliega la lista de plebiscitos públicos activos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Se despliega la lista de plebiscitos públicos inactivos con el usuario no empadronado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Se despliega la lista de plebiscitos públicos inactivos con el usuario no empadronado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8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7">
          <table:table-cell office:value-type="string">
            <text:p>Resultados obtenidos</text:p>
          </table:table-cell>
          <table:table-cell table:style-name="ce2" office:value-type="string">
            <text:p>Se despliega la lista de plebiscitos públicos inactivos que contienen la hilera con el usuario no empadronado</text:p>
          </table:table-cell>
        </table:table-row>
        <table:table-row table:style-name="ro7">
          <table:table-cell office:value-type="string">
            <text:p>Resultados esperados</text:p>
          </table:table-cell>
          <table:table-cell table:style-name="ce2" office:value-type="string">
            <text:p>Se despliega la lista de plebiscitos públicos inactivos que contienen la hilera con el usuario no empadronado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lebiscito Prueba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9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8">
          <table:table-cell office:value-type="string">
            <text:p>Resultados obtenidos</text:p>
          </table:table-cell>
          <table:table-cell table:style-name="ce2" office:value-type="string">
            <text:p>Se despliega la lista de plebiscitos privados activos </text:p>
          </table:table-cell>
        </table:table-row>
        <table:table-row table:style-name="ro8">
          <table:table-cell office:value-type="string">
            <text:p>Resultados esperados</text:p>
          </table:table-cell>
          <table:table-cell table:style-name="ce2" office:value-type="string">
            <text:p>Se despliega la lista de plebiscitos privados activos 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rueba Inge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10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3" office:value-type="string">
            <text:p>Se despliega la lista de plebiscitos privados activos que contienen la hilera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3" office:value-type="string">
            <text:p>Se despliega la lista de plebiscitos privados activos que contienen la hilera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Inge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rueba Inge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1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Se despliega la lista de plebiscitos privados inactivos 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Se despliega la lista de plebiscitos privados inactivos 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rueba Inge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1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.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3" office:value-type="string">
            <text:p>Se despliega la lista de plebiscitos privados inactivos que contienen la hilera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3" office:value-type="string">
            <text:p>Se despliega la lista de plebiscitos privados inactivos que contienen la hilera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Inge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Prueba Inge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 table:number-rows-repeated="104844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Plesbicito - ESCAlternativo01" table:style-name="ta1"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Se muestra la ventana Ver Resultados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Se muestra la ventana Ver Resultados</text:p>
          </table:table-cell>
        </table:table-row>
        <table:table-row table:style-name="ro2">
          <table:table-cell office:value-type="string">
            <text:p>Estado/Resultados</text:p>
          </table:table-cell>
          <table:table-cell office:value-type="string">
            <text:p>Click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2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Plesbicito - ESCAlternativo02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Se muestra la ventana Consultar Tendencias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Se muestra la ventana Consultar Tendencias</text:p>
          </table:table-cell>
        </table:table-row>
        <table:table-row table:style-name="ro2">
          <table:table-cell office:value-type="string">
            <text:p>Ver Tendencias</text:p>
          </table:table-cell>
          <table:table-cell office:value-type="string">
            <text:p>Click</text:p>
          </table:table-cell>
        </table:table-row>
        <table:table-row table:style-name="ro2" table:number-rows-repeated="3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Plesbicito - ESCAlternativo03" table:style-name="ta1" table:print="false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Se muestra la ventana Participar en Foro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Se muestra la ventana Participar en Foro</text:p>
          </table:table-cell>
        </table:table-row>
        <table:table-row table:style-name="ro2">
          <table:table-cell office:value-type="string">
            <text:p>Participar en foro</text:p>
          </table:table-cell>
          <table:table-cell office:value-type="string">
            <text:p>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El botón Participar en Foro esta inactivo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El botón Participar en Foro esta inactivo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  <table:table-row table:style-name="ro2" table:number-rows-repeated="1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Plesbicito - ESCAlternativo04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2" office:value-type="string">
            <text:p>El botón Votar esta inactivo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2" office:value-type="string">
            <text:p>El botón Votar esta inactivo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la ventana Votar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la ventana Votar</text:p>
          </table:table-cell>
        </table:table-row>
        <table:table-row table:style-name="ro2">
          <table:table-cell office:value-type="string">
            <text:p>Votar</text:p>
          </table:table-cell>
          <table:table-cell office:value-type="string">
            <text:p>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la ventana Votar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la ventana Votar</text:p>
          </table:table-cell>
        </table:table-row>
        <table:table-row table:style-name="ro2">
          <table:table-cell office:value-type="string">
            <text:p>Votar</text:p>
          </table:table-cell>
          <table:table-cell office:value-type="string">
            <text:p>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botón Votar esta inactiv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botón Votar esta inactivo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N/A</text:p>
          </table:table-cell>
        </table:table-row>
        <table:table-row table:style-name="ro9">
          <table:table-cell table:number-columns-repeated="2"/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sultarPlesbicito - ESCExcepcional" table:style-name="ta1">
        <table:table-column table:style-name="co7" table:default-cell-style-name="Default"/>
        <table:table-column table:style-name="co10" table:default-cell-style-name="Default"/>
        <table:table-row table:style-name="ro2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/>
          <table:table-cell table:style-name="ce5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8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úblic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9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10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1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1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0">
          <table:table-cell office:value-type="string">
            <text:p>Resultados obteni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10">
          <table:table-cell office:value-type="string">
            <text:p>Resultados esperados</text:p>
          </table:table-cell>
          <table:table-cell table:style-name="ce2" office:value-type="string">
            <text:p>Se muestra una notificación indicando que no hay plebiscitos que cumplan con las opciones de búsqueda</text:p>
          </table:table-cell>
        </table:table-row>
        <table:table-row table:style-name="ro2">
          <table:table-cell office:value-type="string">
            <text:p>Plebiscitos Privad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Plebiscitos Inactiv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Mostrar Plebiscitos</text:p>
          </table:table-cell>
          <table:table-cell office:value-type="string">
            <text:p>Seleccionado</text:p>
          </table:table-cell>
        </table:table-row>
        <table:table-row table:style-name="ro2">
          <table:table-cell office:value-type="string">
            <text:p>Nombre Plesbicito</text:p>
          </table:table-cell>
          <table:table-cell office:value-type="string">
            <text:p>Plebiscito</text:p>
          </table:table-cell>
        </table:table-row>
        <table:table-row table:style-name="ro2">
          <table:table-cell office:value-type="string">
            <text:p>Buscar</text:p>
          </table:table-cell>
          <table:table-cell office:value-type="string">
            <text:p>Click</text:p>
          </table:table-cell>
        </table:table-row>
        <table:table-row table:style-name="ro2">
          <table:table-cell office:value-type="string">
            <text:p>Seleccionar Plebiscitos</text:p>
          </table:table-cell>
          <table:table-cell office:value-type="string">
            <text:p>No se muestra ningún plebiscito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N/A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13:42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19:32:51</meta:creation-date>
    <meta:editing-duration>PT1H11M2S</meta:editing-duration>
    <meta:editing-cycles>23</meta:editing-cycles>
    <meta:generator>LibreOffice/4.0.3.3$Linux_x86 LibreOffice_project/400m0$Build-3</meta:generator>
    <meta:initial-creator>Ariel Mora</meta:initial-creator>
    <dc:date>2013-07-14T15:31:34</dc:date>
    <dc:creator>Ariel Mora</dc:creator>
    <meta:document-statistic meta:table-count="6" meta:cell-count="528" meta:object-count="0"/>
    <meta:user-defined meta:name="Info 1"/>
    <meta:user-defined meta:name="Info 2"/>
    <meta:user-defined meta:name="Info 3"/>
    <meta:user-defined meta:name="Info 4"/>
  </office:meta>
</office:document-meta>
</file>